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9be" officeooo:paragraph-rsid="0018f9be"/>
    </style:style>
    <style:style style:name="P2" style:family="paragraph" style:parent-style-name="Standard">
      <style:text-properties fo:font-weight="bold" officeooo:rsid="0018f9be" officeooo:paragraph-rsid="0018f9be" style:font-weight-asian="bold" style:font-weight-complex="bold"/>
    </style:style>
    <style:style style:name="P3" style:family="paragraph" style:parent-style-name="Standard">
      <style:text-properties fo:font-weight="bold" officeooo:rsid="00376165" officeooo:paragraph-rsid="00376165" style:font-weight-asian="bold" style:font-weight-complex="bold"/>
    </style:style>
    <style:style style:name="P4" style:family="paragraph" style:parent-style-name="Standard">
      <style:text-properties fo:font-size="10pt" officeooo:rsid="0018f9be" officeooo:paragraph-rsid="0018f9be" style:font-size-asian="10pt" style:font-size-complex="10pt"/>
    </style:style>
    <style:style style:name="P5" style:family="paragraph" style:parent-style-name="Standard">
      <style:text-properties fo:font-size="10pt" fo:font-weight="bold" officeooo:rsid="002aaa94" officeooo:paragraph-rsid="002aaa94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normal" officeooo:rsid="001a3f74" officeooo:paragraph-rsid="001a3f74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daba9" officeooo:paragraph-rsid="001daba9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e8e48" officeooo:paragraph-rsid="001e8e48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f4016" officeooo:paragraph-rsid="001f4016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fcbf4" officeooo:paragraph-rsid="001fcbf4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daba9" officeooo:paragraph-rsid="001daba9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53924" officeooo:paragraph-rsid="00253924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634a9" officeooo:paragraph-rsid="002634a9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71d8c" officeooo:paragraph-rsid="00271d8c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77f04" officeooo:paragraph-rsid="00277f04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97bc1" officeooo:paragraph-rsid="00297bc1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97bc1" officeooo:paragraph-rsid="002a293d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a293d" officeooo:paragraph-rsid="002a293d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6cfd8" officeooo:paragraph-rsid="0026cfd8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3909b8" officeooo:paragraph-rsid="003909b8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2pt" fo:font-weight="bold" officeooo:rsid="0018f9be" officeooo:paragraph-rsid="001a3f74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daba9" officeooo:paragraph-rsid="001daba9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39adb" officeooo:paragraph-rsid="00239adb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97bc1" officeooo:paragraph-rsid="002aaa94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2d5748" officeooo:paragraph-rsid="002d5748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2fcae3" officeooo:paragraph-rsid="002fcae3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339097" officeooo:paragraph-rsid="00339097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53924" officeooo:paragraph-rsid="00277f04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77f04" officeooo:paragraph-rsid="00277f04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3bd3b4" officeooo:paragraph-rsid="003bd3b4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339097" officeooo:paragraph-rsid="00339097" fo:background-color="#ffff00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239adb" officeooo:paragraph-rsid="00239adb" fo:background-color="#ffff00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daba9" officeooo:paragraph-rsid="001daba9" fo:background-color="#ffff00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fcbf4" officeooo:paragraph-rsid="001fcbf4" fo:background-color="#ffff00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306bb4" officeooo:paragraph-rsid="00306bb4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3e6d49" officeooo:paragraph-rsid="003e6d49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401e1b" officeooo:paragraph-rsid="00401e1b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331efe" officeooo:paragraph-rsid="003236a2" fo:background-color="#ff0000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normal" officeooo:rsid="00306bb4" officeooo:paragraph-rsid="00306bb4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3236a2" officeooo:paragraph-rsid="003236a2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1pt" fo:font-weight="bold" officeooo:rsid="00205be8" officeooo:paragraph-rsid="00205be8" style:font-size-asian="11pt" style:font-weight-asian="bold" style:font-size-complex="11pt" style:font-weight-complex="bold"/>
    </style:style>
    <style:style style:name="P42" style:family="paragraph" style:parent-style-name="Standard">
      <style:text-properties fo:font-size="11pt" fo:font-weight="bold" officeooo:rsid="001daba9" officeooo:paragraph-rsid="001daba9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fo:font-weight="bold" officeooo:rsid="001f4016" officeooo:paragraph-rsid="001f4016" style:font-size-asian="11pt" style:font-weight-asian="bold" style:font-size-complex="11pt" style:font-weight-complex="bold"/>
    </style:style>
    <style:style style:name="P44" style:family="paragraph" style:parent-style-name="Standard">
      <style:text-properties fo:font-size="11pt" fo:font-weight="bold" officeooo:rsid="00205be8" officeooo:paragraph-rsid="00205be8" fo:background-color="#ffff00" style:font-size-asian="11pt" style:font-weight-asian="bold" style:font-size-complex="11pt" style:font-weight-complex="bold"/>
    </style:style>
    <style:style style:name="P45" style:family="paragraph" style:parent-style-name="Standard">
      <style:text-properties fo:font-size="11pt" fo:font-weight="normal" officeooo:rsid="0021332c" officeooo:paragraph-rsid="0021332c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0239adb" officeooo:paragraph-rsid="00239adb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3909b8" officeooo:paragraph-rsid="003909b8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239adb" officeooo:paragraph-rsid="00239adb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253924" officeooo:paragraph-rsid="00253924" style:font-size-asian="9.60000038146973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3cc444" officeooo:paragraph-rsid="003cc444" fo:background-color="#ffff00" style:font-size-asian="11pt" style:font-weight-asian="normal" style:font-size-complex="11pt" style:font-weight-complex="normal"/>
    </style:style>
    <style:style style:name="P51" style:family="paragraph" style:parent-style-name="Standard">
      <style:text-properties officeooo:rsid="00339097" officeooo:paragraph-rsid="00339097"/>
    </style:style>
    <style:style style:name="P52" style:family="paragraph" style:parent-style-name="Standard">
      <style:text-properties officeooo:rsid="003cc444" officeooo:paragraph-rsid="003cc444" fo:background-color="#ffff00"/>
    </style:style>
    <style:style style:name="P53" style:family="paragraph" style:parent-style-name="Standard">
      <style:text-properties officeooo:rsid="003e6d49" officeooo:paragraph-rsid="003e6d49" fo:background-color="transparent"/>
    </style:style>
    <style:style style:name="P54" style:family="paragraph" style:parent-style-name="Standard">
      <style:text-properties officeooo:rsid="00358ae7" officeooo:paragraph-rsid="00358ae7"/>
    </style:style>
    <style:style style:name="P55" style:family="paragraph" style:parent-style-name="Standard">
      <style:text-properties officeooo:rsid="00376165" officeooo:paragraph-rsid="00376165"/>
    </style:style>
    <style:style style:name="P56" style:family="paragraph" style:parent-style-name="Standard">
      <style:text-properties officeooo:rsid="003909b8" officeooo:paragraph-rsid="003909b8"/>
    </style:style>
    <style:style style:name="P57" style:family="paragraph" style:parent-style-name="Standard">
      <style:text-properties officeooo:rsid="003909b8" officeooo:paragraph-rsid="0039fb64"/>
    </style:style>
    <style:style style:name="P58" style:family="paragraph" style:parent-style-name="Standard">
      <style:text-properties officeooo:rsid="003bd3b4" officeooo:paragraph-rsid="003bd3b4"/>
    </style:style>
    <style:style style:name="P59" style:family="paragraph" style:parent-style-name="Standard">
      <style:text-properties fo:font-size="9pt" fo:font-weight="normal" officeooo:rsid="002aaa94" officeooo:paragraph-rsid="002aaa94" style:font-size-asian="9pt" style:font-weight-asian="normal" style:font-size-complex="9pt" style:font-weight-complex="normal"/>
    </style:style>
    <style:style style:name="P60" style:family="paragraph" style:parent-style-name="Standard">
      <style:text-properties fo:color="#ffffff" loext:opacity="100%" fo:font-size="11pt" fo:font-weight="bold" officeooo:rsid="003e6d49" officeooo:paragraph-rsid="003e6d49" fo:background-color="#ff0000" style:font-size-asian="11pt" style:font-weight-asian="bold" style:font-size-complex="11pt" style:font-weight-complex="bold"/>
    </style:style>
    <style:style style:name="P61" style:family="paragraph" style:parent-style-name="Standard">
      <style:text-properties fo:font-size="12pt" fo:font-weight="normal" officeooo:rsid="00306bb4" officeooo:paragraph-rsid="00306bb4" fo:background-color="transparent" style:font-size-asian="12pt" style:font-weight-asian="normal" style:font-size-complex="12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officeooo:rsid="001a3f74"/>
    </style:style>
    <style:style style:name="T3" style:family="text">
      <style:text-properties officeooo:rsid="001c3a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4c90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39fb64" style:font-size-asian="11pt" style:font-weight-asian="normal" style:font-size-complex="11pt" style:font-weight-complex="normal"/>
    </style:style>
    <style:style style:name="T10" style:family="text">
      <style:text-properties style:font-size-asian="10pt"/>
    </style:style>
    <style:style style:name="T11" style:family="text">
      <style:text-properties officeooo:rsid="00214c90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97bc1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97bc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76165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9fb64" style:font-size-asian="12pt" style:font-weight-asian="bold" style:font-size-complex="12pt" style:font-weight-complex="bold"/>
    </style:style>
    <style:style style:name="T18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236a2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9fb64" style:font-size-asian="12pt" style:font-weight-asian="normal" style:font-size-complex="12pt" style:font-weight-complex="normal"/>
    </style:style>
    <style:style style:name="T22" style:family="text">
      <style:text-properties fo:font-size="12pt" fo:background-color="#ffff00" loext:char-shading-value="0" style:font-size-asian="12pt" style:font-size-complex="12pt"/>
    </style:style>
    <style:style style:name="T23" style:family="text">
      <style:text-properties style:font-size-asian="11pt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officeooo:rsid="00297bc1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adores de versão centralizado</text:p>
      <text:p text:style-name="P1">ex: svn, cvs, <text:span text:style-name="T1">bitcriper.</text:span></text:p>
      <text:p text:style-name="P4">Esses sistemas de versionamento tinha como centro um servidor, onde estaria hospedado o repositório, as maquinas se conectam na rede do servidor e conectam-se no repositório onde iriam fazer chekout (download do código para o computador local) tornando um client desse servidor, para manter os códigos atualizados os desenvolvedores teriam que ficar realizando o update do código e para fazer upload usariam o commit onde o svn varia gestão do histórico do código.</text:p>
      <text:p text:style-name="P4"/>
      <text:p text:style-name="P21">Controladores de versão <text:span text:style-name="T2">distribuídos</text:span></text:p>
      <text:p text:style-name="P6">ex: Git, <text:span text:style-name="T3">Mercurial, Bazaar.</text:span></text:p>
      <text:p text:style-name="P6"/>
      <text:p text:style-name="P6">Esse sistema de versionamento também se formaliza através de um servidor, porém a diferença é que agora realizamos o clone do repositório e realizamos os commit no repositório local, ou seja, na maquina local, atualizando o servidor remoto através de um push que irá fazer o uploud do repositório local para o repositório remoto, porém antes de realizar temos que ficar realizando o pull que seria a atualização do nosso repositório local levando em conta os commites de outros desenvolvedores envolvidos no projeto, <text:span text:style-name="T3">porém se você estiver trabalhando sozinho não precisa de servidor remoto</text:span>.</text:p>
      <text:p text:style-name="P6"/>
      <text:p text:style-name="P6"/>
      <text:p text:style-name="P22">Git</text:p>
      <text:p text:style-name="P33">Configurações: existe 3 tipos de configurações no git (local,global,Sistema).</text:p>
      <text:p text:style-name="P7"/>
      <text:p text:style-name="P7">Sistema: Todo mundo que acessar através da minha maquina terá a mesma configuração.</text:p>
      <text:p text:style-name="P7">Global: somente o meu usuário terá essas configuração.</text:p>
      <text:p text:style-name="P7">Local: configurações para um repositório específico.</text:p>
      <text:p text:style-name="P7"/>
      <text:p text:style-name="P7">Comando para vê as configurações: <text:span text:style-name="T7">config --global -l</text:span></text:p>
      <text:p text:style-name="P8">Comando para criar o usuário: <text:span text:style-name="T7">config –global user.name victor</text:span></text:p>
      <text:p text:style-name="P11">Comando para apagar as configurações: <text:span text:style-name="T7">git config --gblobal unset user.name</text:span></text:p>
      <text:p text:style-name="P42"/>
      <text:p text:style-name="P43"><text:span text:style-name="T22">Criando um repositório</text:span>.</text:p>
      <text:p text:style-name="P9">- entre em uma pasta pelo prompt</text:p>
      <text:p text:style-name="P9">- para criar o repositório use o comando: <text:span text:style-name="T7">git init</text:span></text:p>
      <text:p text:style-name="P9"><text:span text:style-name="T7">- </text:span>para saber o status use o comando: <text:span text:style-name="T7">git status</text:span></text:p>
      <text:p text:style-name="P9"><text:span text:style-name="T7">- </text:span><text:span text:style-name="T10">para excluir o repositório da pasta use o comando:</text:span><text:span text:style-name="T6"> </text:span><text:span text:style-name="T7">rm -rf .git/</text:span></text:p>
      <text:p text:style-name="P43"/>
      <text:p text:style-name="P34">Adicionando no git</text:p>
      <text:p text:style-name="P10">- Quando adiciona arquivos na pasta, o git somente olha, porém ainda não protege.</text:p>
      <text:p text:style-name="P10">- use o comando: <text:span text:style-name="T7">git add</text:span><text:span text:style-name="T4"> </text:span><text:span text:style-name="T5">Nome do arquivo</text:span> para o git agora adicionar o arquivo na área stage e agora irá começar a proteger, porém ainda não foi comitado, ou seja, o git ainda não salvou a versão atual.</text:p>
      <text:p text:style-name="P10">- para salvar a versão atual precisa realizar o commit para isso use o comando: <text:span text:style-name="T7">git commit -m "c0 - primeiro commit"</text:span>, utiliza o -m para adicionar uma mensagem depois.</text:p>
      <text:p text:style-name="P10"/>
      <text:p text:style-name="P44">As etapas iniciais do git.</text:p>
      <text:p text:style-name="P41"/>
      <text:p text:style-name="P45">Untracked <text:s text:c="4"/>-------- git add <text:span text:style-name="T11">NArq</text:span> -------- &gt; <text:s/>Staged ---------- git commit -m “TEXTO”------------ &gt; commit</text:p>
      <text:p text:style-name="P45">- git olha <text:s text:c="36"/>- foto do untracked <text:s text:c="48"/>- git cuida das versões</text:p>
      <text:p text:style-name="P45"/>
      <text:p text:style-name="P45">Modified</text:p>
      <text:p text:style-name="P45">- Quando o arquivo já foi comitado e ocorre uma alteração em alguma canto do arquivo, ele volta não para untracked e sim para Modified e daqui continua o processo normalmente.</text:p>
      <text:p text:style-name="P45"/>
      <text:p text:style-name="P46">Obs: Quando o o arquivo está em untracked pode utilizar o comando<text:span text:style-name="T12"> </text:span><text:span text:style-name="T14">git commit -am "c4 - Inserindo paragrafo" </text:span>esse atalho faz com que não precise usar o<text:span text:style-name="T14"> git add nome do arquivo.</text:span></text:p>
      <text:p text:style-name="P23"/>
      <text:p text:style-name="P48">Obs1: Quando tem muitos arquivos no untracked e você deseja mandar todos para o stage use o comando <text:span text:style-name="T18">git add .</text:span><text:span text:style-name="T14"> </text:span><text:span text:style-name="T12">p</text:span><text:span text:style-name="T23">ara mandar todos os arquivos.</text:span></text:p>
      <text:p text:style-name="P48"/>
      <text:p text:style-name="P10"><text:soft-page-break/></text:p>
      <text:p text:style-name="P32">Acessando a Árvores de commites.</text:p>
      <text:p text:style-name="P48">Comando: <text:span text:style-name="T14">git log</text:span></text:p>
      <text:p text:style-name="P48"><text:span text:style-name="T14">Obs: </text:span><text:span text:style-name="T23">A arvore começa do ultimo commit até o primeiro que fica na base.</text:span></text:p>
      <text:p text:style-name="P49"/>
      <text:p text:style-name="P49">Para consultar os últimos commits usasse o comando: <text:span text:style-name="T14">git log -1</text:span></text:p>
      <text:p text:style-name="P49"><text:span text:style-name="T23">para consultor os commits de forma resumida:</text:span><text:span text:style-name="T14"> git log --oneline</text:span></text:p>
      <text:p text:style-name="P12">para mesclar e pesquisar os últimos commits de forma resumida usa o comando: <text:span text:style-name="T14">git log -1 --oneline</text:span></text:p>
      <text:p text:style-name="P12"><text:span text:style-name="T6">para mostrar o commit detalhado usa o comando: </text:span><text:span text:style-name="T14">git show numero da hash.</text:span></text:p>
      <text:p text:style-name="P12">Para mostrar quantas linhas do arquivo foi alterada use o comando:<text:span text:style-name="T14"> git log -1 –stat</text:span></text:p>
      <text:p text:style-name="P13">para pesquisar pelo autor dos commits use o comando:<text:span text:style-name="T14"> git log –author=victor</text:span></text:p>
      <text:p text:style-name="P13">para descobrir a familiaridade dos commits use o comando:<text:span text:style-name="T14"> git log --parents –oneline</text:span></text:p>
      <text:p text:style-name="P19">para criar arquivos que o git ignore crie um arquivo chamado:<text:span text:style-name="T14"> .gitignore </text:span>e coloque o nome dos arquivos dentro desse arquivo criado e esse pode ser comitado.</text:p>
      <text:p text:style-name="P19"/>
      <text:p text:style-name="P19"/>
      <text:p text:style-name="P31">Usando o DIFF</text:p>
      <text:p text:style-name="P31"/>
      <text:p text:style-name="P14">Para vê quais foram as alterações no arquivo que está no modified usa o comando: <text:span text:style-name="T14">git diff</text:span></text:p>
      <text:p text:style-name="P14">para vê quais foram as alterações no arquivo que está na staged usa o comando: <text:span text:style-name="T14">git diff –staged</text:span></text:p>
      <text:p text:style-name="P15">para comparar duas versões da arvore de commit usa o comando:<text:span text:style-name="T14"> git diff (hash pai)..(hash filho)</text:span></text:p>
      <text:p text:style-name="P29"/>
      <text:p text:style-name="P31">Desfazendo os commits e alterações </text:p>
      <text:p text:style-name="P15">comando para desfazer as alterações que está relacionado a um arquivo que estava em untracked, porém foi apagado: <text:span text:style-name="T14">git checkout – (Nome do arquivo que está relacionando)</text:span></text:p>
      <text:p text:style-name="P16">comando para tirar um arquivo da staged:<text:span text:style-name="T14"> git reset (nome do arquivo)</text:span></text:p>
      <text:p text:style-name="P16">comando para desfazer o commit e voltar o arquivo para staged:<text:span text:style-name="T14"> git reset --soft (hash do pai do arquivo que você deseja remover do commit).</text:span></text:p>
      <text:p text:style-name="P17">comando para desfazer o commit e voltar o arquivo para untracked:<text:span text:style-name="T14"> git reset --mixed (hash do pai do arquivo que você deseja remover do commit).</text:span></text:p>
      <text:p text:style-name="P18">Comando que acaba com todos os commits e alterações que foi realizado: <text:span text:style-name="T14">git reset --hard </text:span><text:span text:style-name="T15"><text:s/>(hash do pai do arquivo que você deseja remover do commit).</text:span></text:p>
      <text:p text:style-name="P18"><text:span text:style-name="T25">C</text:span>omando para reverte um commit criando outro de forma corrigida sem perder os dados do commit anterior sem editar mensagem do commit:<text:span text:style-name="T14"> </text:span><text:span text:style-name="T15">git revert </text:span><text:span text:style-name="T14">(hash do commit)</text:span><text:span text:style-name="T15"> –no-edit</text:span></text:p>
      <text:p text:style-name="P24"/>
      <text:p text:style-name="P5"><text:span text:style-name="T13">Obs.:</text:span><text:span text:style-name="T19"> </text:span><text:span text:style-name="T20">Q</text:span><text:span text:style-name="T24">uando se excluir um arquivo o git também reconhece e você pode commitar sobre esse arquivo que foi delatado informando pra o projeto que você deletou.</text:span></text:p>
      <text:p text:style-name="P59"/>
      <text:p text:style-name="P59"/>
      <text:p text:style-name="P59"/>
      <text:p text:style-name="P31">Ligando o Git com o GitHub</text:p>
      <text:p text:style-name="P27"/>
      <text:p text:style-name="P25"><text:span text:style-name="T27">Para fazer o link do repositório local com o do github use o comando:</text:span>git remote add origin(apelido) <text:a xlink:type="simple" xlink:href="https://github.com/victorcosta213/git" text:style-name="Internet_20_link" text:visited-style-name="Visited_20_Internet_20_Link">https://github.com/victorcosta213/git</text:a> (url la do github).</text:p>
      <text:p text:style-name="P25"><text:span text:style-name="T27">Para saber se está conectado ao algo use o comando:</text:span> git remote</text:p>
      <text:p text:style-name="P25"><text:span text:style-name="T27">para saber o link que está linkado o repositório remoto use:</text:span> git remote -v</text:p>
      <text:p text:style-name="P26"><text:span text:style-name="T27">para realizar o push para o repositório remoto use o comando:</text:span> git push origin(apelido do repositório) master. <text:span text:style-name="T27">Em segui vai pedir o usuario do github e a senha que é o token a seguir:</text:span></text:p>
      <text:p text:style-name="P39"><text:span text:style-name="T26"/></text:p>
      <text:p text:style-name="P39"><text:span text:style-name="T26">para clonar o projeto do github use o comando:</text:span> <text:span text:style-name="T4">git clone (endereço do projeto) (como eu quero chamar o arquivo)</text:span></text:p>
      <text:p text:style-name="P39"><text:span text:style-name="T26">para atualizar o repositório local use o comando:</text:span><text:span text:style-name="T4"> git pull origin(apelido do link) master.</text:span></text:p>
      <text:p text:style-name="P35"/>
      <text:p text:style-name="P40"><text:span text:style-name="T4">Obs: </text:span><text:span text:style-name="T6">Os usuários do github podem fazer um fork que seria um clone de uma projeto só que ele não fica local e sim no meu perfil do github fazendo com que eu posso realizar comandos como se o repositório fosse </text:span><text:soft-page-break/><text:span text:style-name="T6">meu, porém se eu quiser que minhas alterações seja adicionada ao projeto principal eu solicito um pull request onde minhas alterações será avaliada pelo dono do repositorio original e ele decide se irá fazer o pull ou não.</text:span></text:p>
      <text:p text:style-name="P38"/>
      <text:p text:style-name="P28"/>
      <text:p text:style-name="P31">Tudo sobre Branch</text:p>
      <text:p text:style-name="P21"/>
      <text:p text:style-name="P51">Branch é uma linha tempo que contém todos os commit quando se realiza o primeiro commit automaticamente o git criar uma branch chamada de master. O git trata a branch como um ponteiro.</text:p>
      <text:p text:style-name="P51"/>
      <text:p text:style-name="P51"><text:span text:style-name="T26">Para vê as branch usamos o comando:</text:span> <text:span text:style-name="T4">git branch</text:span></text:p>
      <text:p text:style-name="P54"><text:span text:style-name="T27">para criar uma branch usamos o comando:</text:span><text:span text:style-name="T4"> git branch (nome à escolha)</text:span></text:p>
      <text:p text:style-name="P54"><text:span text:style-name="T27">para mudar para outra branch usamos o comando:</text:span><text:span text:style-name="T4"> git checkout (nome da branch)</text:span></text:p>
      <text:p text:style-name="P55"><text:span text:style-name="T27">para visualizar todos os commits de todas as branch usamos o comando:</text:span><text:span text:style-name="T4"> git log --oneline -4 –all</text:span></text:p>
      <text:p text:style-name="P3"/>
      <text:p text:style-name="P55"><text:span text:style-name="T27">para unir os commits de duas branch, temos que está na branch que a gente quer que esteja com todos os commits e usamos o comando:</text:span><text:span text:style-name="T4"> git merge <text:s/>(nome da branch que tem os commits)</text:span></text:p>
      <text:p text:style-name="P3"/>
      <text:p text:style-name="P57"><text:span text:style-name="T4">OBS(Fast-forward): </text:span><text:span text:style-name="T8">Isso ocorre quando unimos duas branch, porém a branch que recebe os commit não teve commit novos, então o encaixe foi perfeito. Caso acorra da branch que recebe os commits estiver recebido commits, o git irá criar um commit chamado m</text:span><text:span text:style-name="T9">e</text:span><text:span text:style-name="T8">rge. </text:span><text:span text:style-name="T9">Quando isso ocorre use o comando:</text:span><text:span text:style-name="T21"> </text:span><text:span text:style-name="T16">git merge <text:s/>(nome da branch que tem os commits) – </text:span><text:span text:style-name="T17">m (mensagem do commit)</text:span></text:p>
      <text:p text:style-name="P47"/>
      <text:p text:style-name="P56"><text:span text:style-name="T27">Para deletar uma branch você precisa sair dela e usar o comando:</text:span><text:span text:style-name="T8"> </text:span><text:span text:style-name="T14">git branch -d (nome da branch)</text:span></text:p>
      <text:p text:style-name="P56"><text:span text:style-name="T27">para criar a branch e já ir para ela use o comando:</text:span><text:span text:style-name="T14"> git checkout -b (nome da branch)</text:span></text:p>
      <text:p text:style-name="P20"/>
      <text:p text:style-name="P58"><text:span text:style-name="T27">para juntar os commits na branch sem criar ramificação, ou seja, deixando a branch principal linear usamos o comando:</text:span><text:span text:style-name="T14"> git rebase (nome da branch)</text:span></text:p>
      <text:p text:style-name="P30"/>
      <text:p text:style-name="P30"/>
      <text:p text:style-name="P52"><text:span text:style-name="T14">OBS (fluxo ideal):</text:span><text:span text:style-name="T8"> Quando você deseja unir duas branch e manter o histórico correto de hash, faça da seguinte formar, vá para branch que não é a principal utilize o comando de rebase nela <text:s/>com a branch principal, após isso vá para branch principal e faça um merge, assim as hash continuará as msm.</text:span></text:p>
      <text:p text:style-name="P50"/>
      <text:p text:style-name="P60">Se ocorrer um conflito o git passará a decisão para o usuario, após a correção você realiza o commit normal.</text:p>
      <text:p text:style-name="P53"><text:span text:style-name="T27">Se ocorrer conflito e você deseja estorna e retornar pro jeito que tava antes use o comando:</text:span><text:span text:style-name="T14"> git merge –abort</text:span></text:p>
      <text:p text:style-name="P36"/>
      <text:p text:style-name="P37">próxima aula #BLOCO 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09:33.035881704</meta:creation-date>
    <meta:generator>LibreOffice/7.3.7.2$Linux_X86_64 LibreOffice_project/30$Build-2</meta:generator>
    <dc:date>2024-03-28T11:44:53.000622946</dc:date>
    <meta:editing-duration>PT1H47M22S</meta:editing-duration>
    <meta:editing-cycles>12</meta:editing-cycles>
    <meta:document-statistic meta:table-count="0" meta:image-count="0" meta:object-count="0" meta:page-count="3" meta:paragraph-count="76" meta:word-count="1419" meta:character-count="8230" meta:non-whitespace-character-count="6800"/>
  </office:meta>
</office:document-meta>
</file>